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2.364cm" fo:padding-top="0.139cm" fo:padding-bottom="0.139cm" fo:padding-left="0.264cm" fo:padding-right="0.264cm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6cm" fo:padding-top="0.139cm" fo:padding-bottom="0.139cm" fo:padding-left="0.264cm" fo:padding-right="0.264cm" loext:decorative="false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protect="size" loext:decorative="false"/>
      <style:paragraph-properties style:writing-mode="lr-tb"/>
    </style:style>
    <style:style style:name="gr11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2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protect="size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02cm" fo:min-width="3.352cm" fo:padding-top="0.151cm" fo:padding-bottom="0.151cm" fo:padding-left="0.276cm" fo:padding-right="0.276cm" loext:decorative="false"/>
      <style:paragraph-properties style:writing-mode="lr-tb"/>
    </style:style>
    <style:style style:name="gr21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2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028cm" svg:stroke-color="#000000" draw:marker-start="Arrowheads_20_11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5" style:family="graphic" style:parent-style-name="objectwithoutfill" style:list-style-name="L1">
      <style:graphic-properties svg:stroke-width="0.053cm" svg:stroke-color="#000000" draw:marker-start="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4.376cm" fo:padding-top="0.139cm" fo:padding-bottom="0.139cm" fo:padding-left="0.264cm" fo:padding-right="0.264cm" loext:decorative="false"/>
      <style:paragraph-properties style:writing-mode="lr-tb"/>
    </style:style>
    <style:style style:name="gr2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style:paragraph-properties fo:text-align="center"/>
      <style:text-properties style:font-name="Consolas" fo:font-size="12pt"/>
    </style:style>
    <style:style style:name="P2" style:family="paragraph">
      <loext:graphic-properties draw:fill-color="#ffffff" draw:opacity="100%"/>
      <style:paragraph-properties fo:text-align="center"/>
      <style:text-properties style:font-name="Consolas" fo:font-size="12pt"/>
    </style:style>
    <style:style style:name="P3" style:family="paragraph">
      <style:paragraph-properties fo:text-align="center"/>
      <style:text-properties style:font-name="Consolas"/>
    </style:style>
    <style:style style:name="P4" style:family="paragraph">
      <loext:graphic-properties draw:fill-color="#ffffff" draw:opacity="100%"/>
      <style:paragraph-properties fo:text-align="center"/>
      <style:text-properties style:font-name="Consolas"/>
    </style:style>
    <style:style style:name="P5" style:family="paragraph">
      <style:paragraph-properties fo:text-align="center"/>
      <style:text-properties style:font-name="Consolas" fo:font-size="12pt" style:font-size-asian="12pt" style:font-size-complex="12pt"/>
    </style:style>
    <style:style style:name="P6" style:family="paragraph">
      <loext:graphic-properties draw:fill-color="#ffffff" draw:opacity="100%"/>
      <style:paragraph-properties fo:text-align="center"/>
      <style:text-properties style:font-name="Consolas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style:font-name="Consolas" fo:font-size="9pt" style:font-size-asian="9pt" style:font-size-complex="9pt"/>
    </style:style>
    <style:style style:name="P12" style:family="paragraph">
      <loext:graphic-properties draw:fill-color="#ffffff" draw:opacity="100%"/>
      <style:paragraph-properties fo:text-align="center"/>
      <style:text-properties style:font-name="Consolas" fo:font-size="9pt" style:font-size-asian="9pt" style:font-size-complex="9pt"/>
    </style:style>
    <style:style style:name="P13" style:family="paragraph">
      <style:paragraph-properties fo:text-align="center"/>
      <style:text-properties style:font-name="Consolas" fo:font-size="12pt" fo:font-weight="bold" style:font-weight-asian="bold" style:font-weight-complex="bold"/>
    </style:style>
    <style:style style:name="P14" style:family="paragraph">
      <loext:graphic-properties draw:fill-color="#ffffff" draw:opacity="100%"/>
      <style:paragraph-properties fo:text-align="center"/>
      <style:text-properties style:font-name="Consolas" fo:font-size="12pt" fo:font-weight="bold" style:font-weight-asian="bold" style:font-weight-complex="bold"/>
    </style:style>
    <style:style style:name="P15" style:family="paragraph">
      <style:paragraph-properties fo:text-align="center"/>
      <style:text-properties style:font-name="Consolas" fo:font-size="13pt" style:font-size-asian="13pt" style:font-size-complex="13pt"/>
    </style:style>
    <style:style style:name="P16" style:family="paragraph">
      <loext:graphic-properties draw:fill-color="#ffffff" draw:opacity="100%"/>
      <style:paragraph-properties fo:text-align="center"/>
      <style:text-properties style:font-name="Consolas" fo:font-size="13pt" style:font-size-asian="13pt" style:font-size-complex="13pt"/>
    </style:style>
    <style:style style:name="P17" style:family="paragraph">
      <style:paragraph-properties fo:text-align="center"/>
      <style:text-properties style:font-name="Consolas" fo:font-size="10pt" style:font-size-asian="10pt" style:font-size-complex="10pt"/>
    </style:style>
    <style:style style:name="P18" style:family="paragraph">
      <loext:graphic-properties draw:fill-color="#ffffff" draw:opacity="100%"/>
      <style:paragraph-properties fo:text-align="center"/>
      <style:text-properties style:font-name="Consolas" fo:font-size="10pt" style:font-size-asian="10pt" style:font-size-complex="10pt"/>
    </style:style>
    <style:style style:name="P19" style:family="paragraph">
      <style:paragraph-properties fo:text-align="center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0" style:family="paragraph">
      <loext:graphic-properties draw:fill-color="#ffffff" draw:opacity="100%"/>
      <style:paragraph-properties fo:text-align="center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1" style:family="paragraph">
      <style:paragraph-properties fo:text-align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-color="#ffffff" draw:opacity="100%"/>
      <style:paragraph-properties fo:text-align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P23" style:family="paragraph">
      <style:paragraph-properties fo:text-align="center"/>
      <style:text-properties style:font-name="Consolas" fo:font-size="8pt"/>
    </style:style>
    <style:style style:name="P24" style:family="paragraph">
      <loext:graphic-properties draw:fill-color="#ffffff" draw:opacity="100%"/>
      <style:paragraph-properties fo:text-align="center"/>
      <style:text-properties style:font-name="Consolas" fo:font-size="8pt"/>
    </style:style>
    <style:style style:name="P25" style:family="paragraph">
      <style:paragraph-properties fo:text-align="center"/>
      <style:text-properties style:font-name="Consolas" fo:font-size="8pt" style:font-size-asian="8pt" style:font-size-complex="8pt"/>
    </style:style>
    <style:style style:name="P26" style:family="paragraph">
      <loext:graphic-properties draw:fill-color="#ffffff" draw:opacity="100%"/>
      <style:paragraph-properties fo:text-align="center"/>
      <style:text-properties style:font-name="Consolas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.5pt" fo:font-weight="bold" style:font-size-asian="9.5pt" style:font-weight-asian="bold" style:font-size-complex="9.5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lue-point draw:id="4" svg:x="3.587cm" svg:y="2.008cm"/>
          <draw:glue-point draw:id="5" svg:x="-2.5cm" svg:y="5cm"/>
          <draw:glue-point draw:id="6" svg:x="2.5cm" svg:y="5cm"/>
          <draw:custom-shape draw:style-name="gr2" draw:text-style-name="P2" draw:layer="layout" svg:width="3cm" svg:height="1.111cm" svg:x="5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cm" svg:height="1.111cm" svg:x="5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1">LdId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xml:id="id1" draw:id="id1" draw:layer="layout" svg:width="4cm" svg:height="1cm" svg:x="1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">LdDe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6" draw:id="id6">
          <draw:glue-point draw:id="4" svg:x="5cm" svg:y="0cm"/>
          <draw:glue-point draw:id="5" svg:x="2.777cm" svg:y="-4.985cm"/>
          <draw:glue-point draw:id="6" svg:x="2.222cm" svg:y="-4.985cm"/>
          <draw:glue-point draw:id="7" svg:x="-2.222cm" svg:y="5.004cm"/>
          <draw:custom-shape draw:style-name="gr5" draw:text-style-name="P4" draw:layer="layout" svg:width="4.5cm" svg:height="1cm" svg:x="8.6cm" svg:y="3.3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3">Ld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8.85cm" svg:y="3.29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5"><text:span text:style-name="T1">Getx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3" draw:id="id3">
          <draw:glue-point draw:id="4" svg:x="3.587cm" svg:y="2.008cm"/>
          <draw:glue-point draw:id="5" svg:x="-2.5cm" svg:y="5cm"/>
          <draw:custom-shape draw:style-name="gr2" draw:text-style-name="P2" draw:layer="layout" svg:width="3cm" svg:height="1.111cm" svg:x="1.6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cm" svg:height="1.111cm" svg:x="1.6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1">DeepDo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3.8cm" svg:y1="6.2cm" svg:x2="5.75cm" svg:y2="4.3cm" draw:start-shape="id1" draw:start-glue-point="10" draw:end-shape="id2" draw:end-glue-point="5" svg:d="M3800 6200v-950h1950v-950" svg:viewBox="0 0 1951 1901">
          <text:p text:style-name="P7"><text:span text:style-name="T2"><text:line-break/></text:span><text:span text:style-name="T2"/></text:p>
          <text:p text:style-name="P7"><text:span text:style-name="T2"/></text:p>
          <text:p text:style-name="P7"><text:span text:style-name="T2"/></text:p>
          <text:p text:style-name="P7"><text:span text:style-name="T2">w <text:s text:c="24"/></text:span></text:p>
        </draw:connector>
        <draw:connector draw:style-name="gr7" draw:text-style-name="P10" draw:layer="layout" svg:x1="3.8cm" svg:y1="6.2cm" svg:x2="3.1cm" svg:y2="4.3cm" draw:start-shape="id1" draw:start-glue-point="10" draw:end-shape="id3" draw:end-glue-point="2" svg:d="M3800 6200v-950h-700v-950" svg:viewBox="0 0 701 19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g draw:style-name="gr4" xml:id="id4" draw:id="id4">
          <draw:glue-point draw:id="4" svg:x="5cm" svg:y="0cm"/>
          <draw:custom-shape draw:style-name="gr5" draw:text-style-name="P4" draw:layer="layout" svg:width="4.5cm" svg:height="1cm" svg:x="15.251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3">Ld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15.501cm" svg:y="0.99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5"><text:span text:style-name="T1">Getx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5" draw:id="id5">
          <draw:glue-point draw:id="4" svg:x="5cm" svg:y="0cm"/>
          <draw:custom-shape draw:style-name="gr5" draw:text-style-name="P4" draw:layer="layout" svg:width="4.5cm" svg:height="1cm" svg:x="8.6cm" svg:y="1.0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3">Ld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2" draw:layer="layout" svg:width="4cm" svg:height="1cm" svg:x="8.8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11"><text:span text:style-name="T4">DisposableInterfa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15.251cm" svg:y1="1.499cm" svg:x2="13.1cm" svg:y2="1.5cm" draw:start-shape="id4" draw:start-glue-point="3" draw:end-shape="id5" draw:end-glue-point="4" svg:d="M15251 1499h-1075v1h-1076" svg:viewBox="0 0 2152 2">
          <text:p text:style-name="P7"><text:span text:style-name="T2"><text:line-break/></text:span><text:span text:style-name="T2"/></text:p>
          <text:p text:style-name="P7"><text:span text:style-name="T2"/></text:p>
        </draw:connector>
        <draw:connector draw:style-name="gr6" draw:text-style-name="P8" draw:layer="layout" svg:x1="10.85cm" svg:y1="3.299cm" svg:x2="10.85cm" svg:y2="2.001cm" draw:start-shape="id6" draw:start-glue-point="0" draw:end-shape="id5" draw:end-glue-point="2" svg:d="M10850 3299v-1298" svg:viewBox="0 0 1 1299">
          <text:p text:style-name="P7"><text:span text:style-name="T2"><text:line-break/></text:span><text:span text:style-name="T2"/></text:p>
          <text:p text:style-name="P7"><text:span text:style-name="T2"/></text:p>
        </draw:connector>
        <draw:custom-shape draw:style-name="gr8" draw:text-style-name="P14" xml:id="id9" draw:id="id9" draw:layer="layout" svg:width="4cm" svg:height="1cm" svg:x="1.8cm" svg:y="1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3"><text:span text:style-name="T5">Ld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7" draw:id="id7">
          <draw:glue-point draw:id="4" svg:x="5cm" svg:y="0cm"/>
          <draw:custom-shape draw:style-name="gr5" draw:text-style-name="P4" draw:layer="layout" svg:width="4.5cm" svg:height="1cm" svg:x="2cm" svg:y="1.0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3">Ld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2.2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5"><text:span text:style-name="T1">Get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10" draw:layer="layout" draw:line-skew="-0.536cm" svg:x1="1.8cm" svg:y1="6.7cm" svg:x2="2cm" svg:y2="1.5cm" draw:start-shape="id1" draw:start-glue-point="8" draw:end-shape="id7" draw:end-glue-point="3" svg:d="M1800 6700h-1050v-5200h1250" svg:viewBox="0 0 1251 52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ustom-shape draw:style-name="gr10" draw:text-style-name="P16" xml:id="id8" draw:id="id8" draw:layer="layout" svg:width="4cm" svg:height="1cm" svg:x="1.8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5"><text:span text:style-name="T6">LdView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svg:x1="3.8cm" svg:y1="15cm" svg:x2="3.8cm" svg:y2="7.2cm" draw:start-shape="id8" draw:start-glue-point="10" draw:end-shape="id1" draw:end-glue-point="17" svg:d="M3800 15000v-7800" svg:viewBox="0 0 1 78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6" draw:text-style-name="P8" draw:layer="layout" svg:x1="6.5cm" svg:y1="1.5cm" svg:x2="8.6cm" svg:y2="1.5cm" draw:start-shape="id7" draw:start-glue-point="4" draw:end-shape="id5" draw:end-glue-point="3" svg:d="M6500 1500h2100" svg:viewBox="0 0 2101 1">
          <text:p text:style-name="P7"><text:span text:style-name="T2"><text:line-break/></text:span><text:span text:style-name="T2"/></text:p>
          <text:p text:style-name="P7"><text:span text:style-name="T2"/></text:p>
        </draw:connector>
        <draw:connector draw:style-name="gr12" draw:text-style-name="P10" draw:layer="layout" svg:x1="3.8cm" svg:y1="17cm" svg:x2="3.8cm" svg:y2="16cm" draw:start-shape="id9" draw:start-glue-point="10" draw:end-shape="id8" draw:end-glue-point="17" svg:d="M3800 17000v-1000" svg:viewBox="0 0 1 10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ustom-shape draw:style-name="gr3" draw:text-style-name="P2" xml:id="id10" draw:id="id10" draw:layer="layout" svg:width="4cm" svg:height="1cm" svg:x="7.85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">Ld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10.85cm" svg:y1="6.2cm" svg:x2="10.85cm" svg:y2="4.3cm" draw:start-shape="id10" draw:start-glue-point="13" draw:end-shape="id6" draw:end-glue-point="2" svg:d="M10850 6200v-1900" svg:viewBox="0 0 1 19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ustom-shape draw:style-name="gr10" draw:text-style-name="P6" xml:id="id14" draw:id="id14" draw:layer="layout" svg:width="4cm" svg:height="1cm" svg:x="5.05cm" svg:y="8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5"><text:span text:style-name="T1">LdAuth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xml:id="id13" draw:id="id13" draw:layer="layout" svg:width="4cm" svg:height="1cm" svg:x="5.05cm" svg:y="11.5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7"><text:span text:style-name="T2">LdDatabas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xml:id="id12" draw:id="id12" draw:layer="layout" svg:width="4cm" svg:height="1cm" svg:x="5.05cm" svg:y="10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7"><text:span text:style-name="T2">LdNetwork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11" draw:id="id11" draw:layer="layout" svg:width="4.5cm" svg:height="1cm" draw:transform="skewX (-0.00191986217719376) rotate (-0.00244346095279215) translate (4.55cm 13.089cm)">
          <draw:glue-point draw:id="4" svg:x="5cm" svg:y="-2.425cm"/>
          <draw:glue-point draw:id="5" svg:x="5cm" svg:y="0.049cm"/>
          <draw:glue-point draw:id="6" svg:x="5cm" svg:y="2.524cm"/>
          <draw:glue-point draw:id="7" svg:x="-5cm" svg:y="-2.524cm"/>
          <draw:glue-point draw:id="8" svg:x="-5cm" svg:y="-0.049cm"/>
          <draw:glue-point draw:id="9" svg:x="-5cm" svg:y="2.425cm"/>
          <draw:glue-point draw:id="10" svg:x="0cm" svg:y="-4.95cm"/>
          <draw:glue-point draw:id="11" svg:x="-2.5cm" svg:y="-4.98cm"/>
          <draw:glue-point draw:id="13" svg:x="2.5cm" svg:y="-4.93cm"/>
          <draw:glue-point draw:id="15" svg:x="-2.5cm" svg:y="4.92cm"/>
          <draw:glue-point draw:id="16" svg:x="2.5cm" svg:y="4.97cm"/>
          <draw:glue-point draw:id="17" svg:x="0cm" svg:y="4.95cm"/>
          <text:p text:style-name="P11"><text:span text:style-name="T4">LdSecureStorag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9.05cm" svg:y1="13.598cm" svg:x2="9.85cm" svg:y2="7.2cm" draw:start-shape="id11" draw:start-glue-point="5" draw:end-shape="id10" draw:end-glue-point="17" svg:d="M9050 13598h800v-6398" svg:viewBox="0 0 801 6399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15" draw:text-style-name="P10" draw:layer="layout" svg:x1="9.05cm" svg:y1="10.5cm" svg:x2="9.85cm" svg:y2="7.2cm" draw:start-shape="id12" draw:start-glue-point="5" draw:end-shape="id10" draw:end-glue-point="17" svg:d="M9050 10500h800v-3300" svg:viewBox="0 0 801 33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16" draw:text-style-name="P10" draw:layer="layout" svg:x1="9.05cm" svg:y1="12.05cm" svg:x2="9.85cm" svg:y2="7.2cm" draw:start-shape="id13" draw:start-glue-point="5" draw:end-shape="id10" draw:end-glue-point="17" svg:d="M9050 12050h800v-4850" svg:viewBox="0 0 801 485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17" draw:text-style-name="P10" draw:layer="layout" svg:x1="9.05cm" svg:y1="9cm" svg:x2="9.85cm" svg:y2="7.2cm" draw:start-shape="id14" draw:start-glue-point="5" draw:end-shape="id10" draw:end-glue-point="17" svg:d="M9050 9000h800v-1800" svg:viewBox="0 0 801 18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6" draw:text-style-name="P8" draw:layer="layout" svg:x1="8.85cm" svg:y1="6.2cm" svg:x2="6.5cm" svg:y2="4.3cm" draw:start-shape="id10" draw:start-glue-point="11" draw:end-shape="id2" draw:end-glue-point="2" svg:d="M8850 6200v-950h-2350v-950" svg:viewBox="0 0 2351 1901">
          <text:p text:style-name="P7"><text:span text:style-name="T2"><text:line-break/></text:span><text:span text:style-name="T2"/></text:p>
          <text:p text:style-name="P7"><text:span text:style-name="T2"/></text:p>
          <text:p text:style-name="P7"><text:span text:style-name="T2"/></text:p>
          <text:p text:style-name="P7"><text:span text:style-name="T2"><text:s text:c="19"/></text:span><text:span text:style-name="T2">w</text:span></text:p>
        </draw:connector>
        <draw:custom-shape draw:style-name="gr3" draw:text-style-name="P2" xml:id="id15" draw:id="id15" draw:layer="layout" svg:width="4cm" svg:height="1cm" svg:x="12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">Ld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0" draw:layer="layout" svg:x1="16.8cm" svg:y1="6.7cm" svg:x2="17.501cm" svg:y2="2cm" draw:start-shape="id15" draw:start-glue-point="5" draw:end-shape="id4" draw:end-glue-point="2" svg:d="M16800 6700h701v-4700" svg:viewBox="0 0 702 47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6" draw:text-style-name="P8" draw:layer="layout" svg:x1="14.8cm" svg:y1="6.2cm" svg:x2="6.5cm" svg:y2="4.3cm" draw:start-shape="id15" draw:start-glue-point="10" draw:end-shape="id2" draw:end-glue-point="2" svg:d="M14800 6200v-950h-8300v-950" svg:viewBox="0 0 8301 1901">
          <text:p text:style-name="P7"><text:span text:style-name="T2"><text:line-break/></text:span><text:span text:style-name="T2"/></text:p>
          <text:p text:style-name="P7"><text:span text:style-name="T2"/></text:p>
          <text:p text:style-name="P7"><text:span text:style-name="T2"/></text:p>
          <text:p text:style-name="P7"><text:span text:style-name="T2"><text:s text:c="81"/></text:span><text:span text:style-name="T2">w</text:span></text:p>
        </draw:connector>
        <draw:custom-shape draw:style-name="gr19" draw:text-style-name="P20" xml:id="id16" draw:id="id16" draw:layer="layout" svg:width="4cm" svg:height="1cm" svg:x="15.501cm" svg:y="13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9"><text:span text:style-name="T7">LdSabina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17" draw:id="id17" draw:layer="layout" svg:width="4cm" svg:height="1cm" svg:x="8.1cm" svg:y="1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3"><text:span text:style-name="T5">LdWidg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0" draw:layer="layout" svg:x1="17.501cm" svg:y1="13.001cm" svg:x2="17.517cm" svg:y2="10.301cm" draw:start-shape="id16" draw:start-glue-point="10" svg:d="M17501 13001v-1613h16v-1087" svg:viewBox="0 0 17 27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22" draw:text-style-name="P10" draw:layer="layout" svg:x1="10.1cm" svg:y1="17cm" svg:x2="10.1cm" svg:y2="16cm" draw:start-shape="id17" draw:start-glue-point="10" draw:end-shape="id18" draw:end-glue-point="17" svg:d="M10100 17000v-1000" svg:viewBox="0 0 1 10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ustom-shape draw:style-name="gr10" draw:text-style-name="P18" xml:id="id18" draw:id="id18" draw:layer="layout" svg:width="4cm" svg:height="1cm" svg:x="8.1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17"><text:span text:style-name="T2">LdView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12.1cm" svg:y1="15.5cm" svg:x2="14.8cm" svg:y2="7.2cm" draw:start-shape="id18" draw:start-glue-point="5" draw:end-shape="id15" draw:end-glue-point="17" svg:d="M12100 15500h2700v-8300" svg:viewBox="0 0 2701 830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ustom-shape draw:style-name="gr19" draw:text-style-name="P22" xml:id="id19" draw:id="id19" draw:layer="layout" svg:width="4cm" svg:height="1cm" svg:x="15.501cm" svg:y="15.0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3" svg:x="2.5cm" svg:y="-5cm"/>
          <draw:glue-point draw:id="15" svg:x="-2.5cm" svg:y="5cm"/>
          <draw:glue-point draw:id="16" svg:x="2.5cm" svg:y="5cm"/>
          <draw:glue-point draw:id="17" svg:x="0cm" svg:y="5cm"/>
          <text:p text:style-name="P21"><text:span text:style-name="T8">LdSabina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0" draw:layer="layout" svg:x1="5.8cm" svg:y1="15.5cm" svg:x2="8.1cm" svg:y2="15.5cm" draw:start-shape="id8" draw:start-glue-point="5" draw:end-shape="id18" svg:d="M5800 15500h2300" svg:viewBox="0 0 2301 1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connector draw:style-name="gr25" draw:text-style-name="P10" draw:layer="layout" svg:x1="17.501cm" svg:y1="15.002cm" svg:x2="17.501cm" svg:y2="14.001cm" draw:start-shape="id19" draw:start-glue-point="10" draw:end-shape="id16" draw:end-glue-point="17" svg:d="M17501 15002v-1001" svg:viewBox="0 0 1 1002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  <draw:g draw:style-name="gr4">
          <draw:glue-point draw:id="4" svg:x="5cm" svg:y="0cm"/>
          <draw:custom-shape draw:style-name="gr26" draw:text-style-name="P24" draw:layer="layout" svg:width="5cm" svg:height="1cm" svg:x="15.00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23">LdId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6" draw:layer="layout" svg:width="4.5cm" svg:height="1cm" svg:x="15.25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3" svg:x="2.5cm" svg:y="-5cm"/>
            <draw:glue-point draw:id="15" svg:x="-2.5cm" svg:y="5cm"/>
            <draw:glue-point draw:id="16" svg:x="2.5cm" svg:y="5cm"/>
            <draw:glue-point draw:id="17" svg:x="0cm" svg:y="5cm"/>
            <text:p text:style-name="P25"><text:span text:style-name="T9">FullLifeCycle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7" draw:text-style-name="P10" draw:layer="layout" draw:line-skew="-1.151cm" svg:x1="17.517cm" svg:y1="9.301cm" svg:x2="17.501cm" svg:y2="2cm" draw:end-shape="id4" draw:end-glue-point="2" svg:d="M17517 9301v-4544h-16v-2757" svg:viewBox="0 0 17 7302">
          <text:p text:style-name="P9"><text:span text:style-name="T3"><text:line-break/></text:span><text:span text:style-name="T3"/></text:p>
          <text:p text:style-name="P9"><text:span text:style-name="T3"/></text:p>
          <text:p text:style-name="P9"><text:span text:style-name="T3"/></text:p>
          <text:p text:style-name="P9"><text:span text:style-name="T3"><text:s text:c="4"/></text:span></text:p>
          <text:p text:style-name="P9"><text:span text:style-name="T3"/></text:p>
          <text:p text:style-name="P9"><text:span text:style-name="T3"/></text:p>
          <text:p text:style-name="P9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6cm" svg:stroke-color="#000000" draw:marker-start="Arrowheads_20_12" draw:marker-start-width="0.4cm" draw:marker-end="Arrowheads_20_10" draw:marker-end-width="0.4cm" draw:fill="none" draw:fill-gradient-name="Gradient_20_1" draw:fill-hatch-name="Red_20_90_20_Degrees_20_Crossed_20_1" draw:fill-image-name="Bitmap_20_1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5:04:52.313000000</meta:creation-date>
    <dc:date>2025-02-15T18:44:36.709000000</dc:date>
    <meta:editing-duration>PT1H14M43S</meta:editing-duration>
    <meta:editing-cycles>5</meta:editing-cycles>
    <meta:generator>LibreOffice/24.8.4.2$Windows_X86_64 LibreOffice_project/bb3cfa12c7b1bf994ecc5649a80400d06cd71002</meta:generator>
    <meta:document-statistic meta:object-count="56"/>
  </office:meta>
</office:document-meta>
</file>